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Quarto Authoring</text:p>
      <text:p text:style-name="Author">Evanns Morales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4</meta:generator>
    <dc:title>Quarto Authoring</dc:title>
    <dc:description/>
    <dc:subject/>
    <meta:keyword/>
    <meta:initial-creator>Evanns Morales</meta:initial-creator>
    <dc:creator>Evanns Morales</dc:creator>
    <meta:creation-date>2025-02-28T17:58:10Z</meta:creation-date>
    <dc:date>2025-02-28T17:58:10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Table of contents</meta:user-defined>
  </office:meta>
</office:document-meta>
</file>